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1T16:45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Paragraph Deletion</text:h>
      <text:p text:style-name="Text_20_body">In this example, the following paragraph will be completely deleted. No other changes will be made.</text:p>
      <delta:removed-content delta:removal-change-idref="ct1">
        <text:p text:style-name="Text_20_body">This paragraph will be deleted.</text:p>
      </delta:removed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1T16:41:36</meta:creation-date>
    <meta:document-statistic meta:table-count="0" meta:image-count="0" meta:object-count="0" meta:page-count="1" meta:paragraph-count="3" meta:word-count="24" meta:character-count="155"/>
    <dc:date>2010-06-21T16:42:44</dc:date>
    <dc:creator>Tristan Mitchell</dc:creator>
    <meta:editing-duration>PT00H01M08S</meta:editing-duration>
    <meta:editing-cycles>1</meta:editing-cycles>
    <meta:generator>OpenOffice.org/3.2$Unix OpenOffice.org_project/320m18$Build-9502</meta:generator>
  </office:meta>
</office:document-meta>
</file>